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6083in"/>
    </style:style>
    <style:style style:name="co4" style:family="table-column">
      <style:table-column-properties fo:break-before="auto" style:column-width="2.069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465in" svg:y="2.6213in">
            <draw:object draw:notify-on-update-of-ranges="Sheet1.A1:Sheet1.A1 Sheet1.A2:Sheet1.A13 Sheet1.B1:Sheet1.B1 Sheet1.B2:Sheet1.B13 Sheet1.C1:Sheet1.C1 Sheet1.C2:Sheet1.C13 Sheet1.D1:Sheet1.D1 Sheet1.D2:Sheet1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9.9165in" svg:y="1.2945in">
            <draw:object draw:notify-on-update-of-ranges="Sheet1.F1:Sheet1.F1 Sheet1.F2:Sheet1.F5 Sheet1.G1:Sheet1.G1 Sheet1.G2:Sheet1.G5 Sheet1.H1:Sheet1.H1 Sheet1.H2:Sheet1.H5 Sheet1.I1:Sheet1.I1 Sheet1.I2:Sheet1.I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Val_Acc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rain_Loss</text:p>
          </table:table-cell>
          <table:table-cell table:number-columns-repeated="2"/>
          <table:table-cell office:value-type="string" calcext:value-type="string">
            <text:p>Val_Acc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rain_Loss</text:p>
          </table:table-cell>
        </table:table-row>
        <table:table-row table:style-name="ro1">
          <table:table-cell office:value-type="string" calcext:value-type="string">
            <text:p>Task1_L1_P5:</text:p>
          </table:table-cell>
          <table:table-cell office:value-type="float" office:value="0.9723" calcext:value-type="float">
            <text:p>0.9723</text:p>
          </table:table-cell>
          <table:table-cell office:value-type="float" office:value="0.0964559614658356" calcext:value-type="float">
            <text:p>0.0964559614658356</text:p>
          </table:table-cell>
          <table:table-cell office:value-type="float" office:value="0.154231712222099" calcext:value-type="float">
            <text:p>0.154231712222099</text:p>
          </table:table-cell>
          <table:table-cell/>
          <table:table-cell office:value-type="string" calcext:value-type="string">
            <text:p>Task2_LR_0.001</text:p>
          </table:table-cell>
          <table:table-cell office:value-type="float" office:value="0.7665" calcext:value-type="float">
            <text:p>0.7665</text:p>
          </table:table-cell>
          <table:table-cell office:value-type="float" office:value="1.1487" calcext:value-type="float">
            <text:p>1.1487</text:p>
          </table:table-cell>
          <table:table-cell office:value-type="float" office:value="1.5089" calcext:value-type="float">
            <text:p>1.5089</text:p>
          </table:table-cell>
        </table:table-row>
        <table:table-row table:style-name="ro1">
          <table:table-cell office:value-type="string" calcext:value-type="string">
            <text:p>Task1_L1_P15: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0784859210252762" calcext:value-type="float">
            <text:p>0.0784859210252762</text:p>
          </table:table-cell>
          <table:table-cell office:value-type="float" office:value="0.114117838442326" calcext:value-type="float">
            <text:p>0.114117838442326</text:p>
          </table:table-cell>
          <table:table-cell/>
          <table:table-cell office:value-type="string" calcext:value-type="string">
            <text:p>Task2_LR_0.00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284" calcext:value-type="float">
            <text:p>0.2284</text:p>
          </table:table-cell>
          <table:table-cell office:value-type="float" office:value="0.4054" calcext:value-type="float">
            <text:p>0.4054</text:p>
          </table:table-cell>
        </table:table-row>
        <table:table-row table:style-name="ro1">
          <table:table-cell office:value-type="string" calcext:value-type="string">
            <text:p>Task1_L1_P25: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0765363946557045" calcext:value-type="float">
            <text:p>0.0765363946557045</text:p>
          </table:table-cell>
          <table:table-cell office:value-type="float" office:value="0.099833071231842" calcext:value-type="float">
            <text:p>0.099833071231842</text:p>
          </table:table-cell>
          <table:table-cell/>
          <table:table-cell office:value-type="string" calcext:value-type="string">
            <text:p>Task2_LR_0.007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155" calcext:value-type="float">
            <text:p>0.155</text:p>
          </table:table-cell>
          <table:table-cell office:value-type="float" office:value="0.2751" calcext:value-type="float">
            <text:p>0.2751</text:p>
          </table:table-cell>
        </table:table-row>
        <table:table-row table:style-name="ro1">
          <table:table-cell office:value-type="string" calcext:value-type="string">
            <text:p>Task1_L1_P35: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0747978985309601" calcext:value-type="float">
            <text:p>0.0747978985309601</text:p>
          </table:table-cell>
          <table:table-cell office:value-type="float" office:value="0.0877408161759377" calcext:value-type="float">
            <text:p>0.0877408161759377</text:p>
          </table:table-cell>
          <table:table-cell/>
          <table:table-cell office:value-type="string" calcext:value-type="string">
            <text:p>Task2_LR_0.01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2181" calcext:value-type="float">
            <text:p>0.2181</text:p>
          </table:table-cell>
        </table:table-row>
        <table:table-row table:style-name="ro1">
          <table:table-cell office:value-type="string" calcext:value-type="string">
            <text:p>Task1_L2_P5: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0592364259064198" calcext:value-type="float">
            <text:p>0.0592364259064198</text:p>
          </table:table-cell>
          <table:table-cell office:value-type="float" office:value="0.128324434161186" calcext:value-type="float">
            <text:p>0.128324434161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1_L2_P15: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0491616502404213" calcext:value-type="float">
            <text:p>0.0491616502404213</text:p>
          </table:table-cell>
          <table:table-cell office:value-type="float" office:value="0.0793734565377235" calcext:value-type="float">
            <text:p>0.0793734565377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1_L2_P25: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0455061532557011" calcext:value-type="float">
            <text:p>0.0455061532557011</text:p>
          </table:table-cell>
          <table:table-cell office:value-type="float" office:value="0.0676925703883171" calcext:value-type="float">
            <text:p>0.0676925703883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1_L2_P35: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0469560325145721" calcext:value-type="float">
            <text:p>0.0469560325145721</text:p>
          </table:table-cell>
          <table:table-cell office:value-type="float" office:value="0.0610844232141972" calcext:value-type="float">
            <text:p>0.06108442321419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1_L3_P5:</text:p>
          </table:table-cell>
          <table:table-cell office:value-type="float" office:value="0.9502" calcext:value-type="float">
            <text:p>0.9502</text:p>
          </table:table-cell>
          <table:table-cell office:value-type="float" office:value="0.17912170290947" calcext:value-type="float">
            <text:p>0.17912170290947</text:p>
          </table:table-cell>
          <table:table-cell office:value-type="float" office:value="0.393651574850082" calcext:value-type="float">
            <text:p>0.393651574850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1_L3_P15: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0721407756209374" calcext:value-type="float">
            <text:p>0.0721407756209374</text:p>
          </table:table-cell>
          <table:table-cell office:value-type="float" office:value="0.138650983572006" calcext:value-type="float">
            <text:p>0.138650983572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1_L3_P25:</text:p>
          </table:table-cell>
          <table:table-cell office:value-type="float" office:value="0.9805" calcext:value-type="float">
            <text:p>0.9805</text:p>
          </table:table-cell>
          <table:table-cell office:value-type="float" office:value="0.0623621456325054" calcext:value-type="float">
            <text:p>0.0623621456325054</text:p>
          </table:table-cell>
          <table:table-cell office:value-type="float" office:value="0.10835374891758" calcext:value-type="float">
            <text:p>0.108353748917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1_L3_P35: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0576742403209209" calcext:value-type="float">
            <text:p>0.0576742403209209</text:p>
          </table:table-cell>
          <table:table-cell office:value-type="float" office:value="0.0998020619153976" calcext:value-type="float">
            <text:p>0.099802061915397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B2:Sheet1.D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3T10:49:48.589798280</meta:creation-date>
    <dc:date>2025-12-13T12:45:41.335594811</dc:date>
    <meta:editing-duration>PT21M47S</meta:editing-duration>
    <meta:editing-cycles>1</meta:editing-cycles>
    <meta:document-statistic meta:table-count="1" meta:cell-count="70" meta:object-count="2"/>
    <meta:generator>LibreOffice/25.2.6.2$Linux_X86_64 LibreOffice_project/5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55cm" svg:y="3.703cm" style:legend-expansion="high" chart:style-name="ch2"/>
        <chart:plot-area chart:style-name="ch3" svg:x="0.21cm" svg:y="0.1cm" svg:width="12.314cm" svg:height="8.639cm">
          <chart:coordinate-region svg:x="1.52cm" svg:y="0.299cm" svg:width="9.788cm" svg:height="7.793cm"/>
          <chart:axis chart:dimension="x" chart:name="primary-x" chart:style-name="ch4" chartooo:axis-type="auto">
            <chartooo:date-scale/>
            <chart:categories table:cell-range-address="Sheet1.F2:Sheet1.F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5" chart:label-cell-address="Sheet1.G1:Sheet1.G1" chart:class="chart:line">
            <chart:data-point chart:repeated="4"/>
          </chart:series>
          <chart:series chart:style-name="ch7" chart:values-cell-range-address="Sheet1.H2:Sheet1.H5" chart:label-cell-address="Sheet1.H1:Sheet1.H1" chart:class="chart:line">
            <chart:data-point chart:repeated="4"/>
          </chart:series>
          <chart:series chart:style-name="ch8" chart:values-cell-range-address="Sheet1.I2:Sheet1.I5" chart:label-cell-address="Sheet1.I1:Sheet1.I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Acc</text:p>
                <draw:g>
                  <svg:desc>Sheet1.G1:Sheet1.G1</svg:desc>
                </draw:g>
              </table:table-cell>
              <table:table-cell office:value-type="string">
                <text:p>Val_Loss</text:p>
                <draw:g>
                  <svg:desc>Sheet1.H1:Sheet1.H1</svg:desc>
                </draw:g>
              </table:table-cell>
              <table:table-cell office:value-type="string">
                <text:p>Train_Los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2_LR_0.001</text:p>
                <draw:g>
                  <svg:desc>Sheet1.F2:Sheet1.F5</svg:desc>
                </draw:g>
              </table:table-cell>
              <table:table-cell office:value-type="float" office:value="0.7665">
                <text:p>0.7665</text:p>
                <draw:g>
                  <svg:desc>Sheet1.G2:Sheet1.G5</svg:desc>
                </draw:g>
              </table:table-cell>
              <table:table-cell office:value-type="float" office:value="1.1487">
                <text:p>1.1487</text:p>
                <draw:g>
                  <svg:desc>Sheet1.H2:Sheet1.H5</svg:desc>
                </draw:g>
              </table:table-cell>
              <table:table-cell office:value-type="float" office:value="1.5089">
                <text:p>1.5089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Task2_LR_0.004</text:p>
              </table:table-cell>
              <table:table-cell office:value-type="float" office:value="0.9375">
                <text:p>0.9375</text:p>
              </table:table-cell>
              <table:table-cell office:value-type="float" office:value="0.2284">
                <text:p>0.2284</text:p>
              </table:table-cell>
              <table:table-cell office:value-type="float" office:value="0.4054">
                <text:p>0.4054</text:p>
              </table:table-cell>
            </table:table-row>
            <table:table-row>
              <table:table-cell office:value-type="string">
                <text:p>Task2_LR_0.007</text:p>
              </table:table-cell>
              <table:table-cell office:value-type="float" office:value="0.9592">
                <text:p>0.9592</text:p>
              </table:table-cell>
              <table:table-cell office:value-type="float" office:value="0.155">
                <text:p>0.155</text:p>
              </table:table-cell>
              <table:table-cell office:value-type="float" office:value="0.2751">
                <text:p>0.2751</text:p>
              </table:table-cell>
            </table:table-row>
            <table:table-row>
              <table:table-cell office:value-type="string">
                <text:p>Task2_LR_0.01</text:p>
              </table:table-cell>
              <table:table-cell office:value-type="float" office:value="0.9653">
                <text:p>0.9653</text:p>
              </table:table-cell>
              <table:table-cell office:value-type="float" office:value="0.1289">
                <text:p>0.1289</text:p>
              </table:table-cell>
              <table:table-cell office:value-type="float" office:value="0.2181">
                <text:p>0.2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55cm" svg:y="3.703cm" style:legend-expansion="high" chart:style-name="ch2"/>
        <chart:plot-area chart:style-name="ch3" svg:x="0.32cm" svg:y="0.18cm" svg:width="12.315cm" svg:height="8.64cm">
          <chart:coordinate-region svg:x="2.029cm" svg:y="0.38cm" svg:width="10.466cm" svg:height="6.206cm"/>
          <chart:axis chart:dimension="x" chart:name="primary-x" chart:style-name="ch4" chartooo:axis-type="auto">
            <chartooo:date-scale/>
            <chart:categories table:cell-range-address="Sheet1.A2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" chart:label-cell-address="Sheet1.B1:Sheet1.B1" chart:class="chart:line">
            <chart:data-point chart:repeated="12"/>
          </chart:series>
          <chart:series chart:style-name="ch7" chart:values-cell-range-address="Sheet1.C2:Sheet1.C13" chart:label-cell-address="Sheet1.C1:Sheet1.C1" chart:class="chart:line">
            <chart:data-point chart:repeated="12"/>
          </chart:series>
          <chart:series chart:style-name="ch8" chart:values-cell-range-address="Sheet1.D2:Sheet1.D13" chart:label-cell-address="Sheet1.D1:Sheet1.D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Acc</text:p>
                <draw:g>
                  <svg:desc>Sheet1.B1:Sheet1.B1</svg:desc>
                </draw:g>
              </table:table-cell>
              <table:table-cell office:value-type="string">
                <text:p>Val_Loss</text:p>
                <draw:g>
                  <svg:desc>Sheet1.C1:Sheet1.C1</svg:desc>
                </draw:g>
              </table:table-cell>
              <table:table-cell office:value-type="string">
                <text:p>Train_Los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1_L1_P5:</text:p>
                <draw:g>
                  <svg:desc>Sheet1.A2:Sheet1.A13</svg:desc>
                </draw:g>
              </table:table-cell>
              <table:table-cell office:value-type="float" office:value="0.9723">
                <text:p>0.9723</text:p>
                <draw:g>
                  <svg:desc>Sheet1.B2:Sheet1.B13</svg:desc>
                </draw:g>
              </table:table-cell>
              <table:table-cell office:value-type="float" office:value="0.0964559614658356">
                <text:p>0.0964559614658356</text:p>
                <draw:g>
                  <svg:desc>Sheet1.C2:Sheet1.C13</svg:desc>
                </draw:g>
              </table:table-cell>
              <table:table-cell office:value-type="float" office:value="0.154231712222099">
                <text:p>0.154231712222099</text:p>
                <draw:g>
                  <svg:desc>Sheet1.D2:Sheet1.D13</svg:desc>
                </draw:g>
              </table:table-cell>
            </table:table-row>
            <table:table-row>
              <table:table-cell office:value-type="string">
                <text:p>Task1_L1_P15:</text:p>
              </table:table-cell>
              <table:table-cell office:value-type="float" office:value="0.9782">
                <text:p>0.9782</text:p>
              </table:table-cell>
              <table:table-cell office:value-type="float" office:value="0.0784859210252762">
                <text:p>0.0784859210252762</text:p>
              </table:table-cell>
              <table:table-cell office:value-type="float" office:value="0.114117838442326">
                <text:p>0.114117838442326</text:p>
              </table:table-cell>
            </table:table-row>
            <table:table-row>
              <table:table-cell office:value-type="string">
                <text:p>Task1_L1_P25:</text:p>
              </table:table-cell>
              <table:table-cell office:value-type="float" office:value="0.9802">
                <text:p>0.9802</text:p>
              </table:table-cell>
              <table:table-cell office:value-type="float" office:value="0.0765363946557045">
                <text:p>0.0765363946557045</text:p>
              </table:table-cell>
              <table:table-cell office:value-type="float" office:value="0.099833071231842">
                <text:p>0.099833071231842</text:p>
              </table:table-cell>
            </table:table-row>
            <table:table-row>
              <table:table-cell office:value-type="string">
                <text:p>Task1_L1_P35:</text:p>
              </table:table-cell>
              <table:table-cell office:value-type="float" office:value="0.9787">
                <text:p>0.9787</text:p>
              </table:table-cell>
              <table:table-cell office:value-type="float" office:value="0.0747978985309601">
                <text:p>0.0747978985309601</text:p>
              </table:table-cell>
              <table:table-cell office:value-type="float" office:value="0.0877408161759377">
                <text:p>0.0877408161759377</text:p>
              </table:table-cell>
            </table:table-row>
            <table:table-row>
              <table:table-cell office:value-type="string">
                <text:p>Task1_L2_P5:</text:p>
              </table:table-cell>
              <table:table-cell office:value-type="float" office:value="0.9832">
                <text:p>0.9832</text:p>
              </table:table-cell>
              <table:table-cell office:value-type="float" office:value="0.0592364259064198">
                <text:p>0.0592364259064198</text:p>
              </table:table-cell>
              <table:table-cell office:value-type="float" office:value="0.128324434161186">
                <text:p>0.128324434161186</text:p>
              </table:table-cell>
            </table:table-row>
            <table:table-row>
              <table:table-cell office:value-type="string">
                <text:p>Task1_L2_P15:</text:p>
              </table:table-cell>
              <table:table-cell office:value-type="float" office:value="0.9852">
                <text:p>0.9852</text:p>
              </table:table-cell>
              <table:table-cell office:value-type="float" office:value="0.0491616502404213">
                <text:p>0.0491616502404213</text:p>
              </table:table-cell>
              <table:table-cell office:value-type="float" office:value="0.0793734565377235">
                <text:p>0.0793734565377235</text:p>
              </table:table-cell>
            </table:table-row>
            <table:table-row>
              <table:table-cell office:value-type="string">
                <text:p>Task1_L2_P25:</text:p>
              </table:table-cell>
              <table:table-cell office:value-type="float" office:value="0.9893">
                <text:p>0.9893</text:p>
              </table:table-cell>
              <table:table-cell office:value-type="float" office:value="0.0455061532557011">
                <text:p>0.0455061532557011</text:p>
              </table:table-cell>
              <table:table-cell office:value-type="float" office:value="0.0676925703883171">
                <text:p>0.0676925703883171</text:p>
              </table:table-cell>
            </table:table-row>
            <table:table-row>
              <table:table-cell office:value-type="string">
                <text:p>Task1_L2_P35:</text:p>
              </table:table-cell>
              <table:table-cell office:value-type="float" office:value="0.9878">
                <text:p>0.9878</text:p>
              </table:table-cell>
              <table:table-cell office:value-type="float" office:value="0.0469560325145721">
                <text:p>0.0469560325145721</text:p>
              </table:table-cell>
              <table:table-cell office:value-type="float" office:value="0.0610844232141972">
                <text:p>0.0610844232141972</text:p>
              </table:table-cell>
            </table:table-row>
            <table:table-row>
              <table:table-cell office:value-type="string">
                <text:p>Task1_L3_P5:</text:p>
              </table:table-cell>
              <table:table-cell office:value-type="float" office:value="0.9502">
                <text:p>0.9502</text:p>
              </table:table-cell>
              <table:table-cell office:value-type="float" office:value="0.17912170290947">
                <text:p>0.17912170290947</text:p>
              </table:table-cell>
              <table:table-cell office:value-type="float" office:value="0.393651574850082">
                <text:p>0.393651574850082</text:p>
              </table:table-cell>
            </table:table-row>
            <table:table-row>
              <table:table-cell office:value-type="string">
                <text:p>Task1_L3_P15:</text:p>
              </table:table-cell>
              <table:table-cell office:value-type="float" office:value="0.9792">
                <text:p>0.9792</text:p>
              </table:table-cell>
              <table:table-cell office:value-type="float" office:value="0.0721407756209374">
                <text:p>0.0721407756209374</text:p>
              </table:table-cell>
              <table:table-cell office:value-type="float" office:value="0.138650983572006">
                <text:p>0.138650983572006</text:p>
              </table:table-cell>
            </table:table-row>
            <table:table-row>
              <table:table-cell office:value-type="string">
                <text:p>Task1_L3_P25:</text:p>
              </table:table-cell>
              <table:table-cell office:value-type="float" office:value="0.9805">
                <text:p>0.9805</text:p>
              </table:table-cell>
              <table:table-cell office:value-type="float" office:value="0.0623621456325054">
                <text:p>0.0623621456325054</text:p>
              </table:table-cell>
              <table:table-cell office:value-type="float" office:value="0.10835374891758">
                <text:p>0.10835374891758</text:p>
              </table:table-cell>
            </table:table-row>
            <table:table-row>
              <table:table-cell office:value-type="string">
                <text:p>Task1_L3_P35:</text:p>
              </table:table-cell>
              <table:table-cell office:value-type="float" office:value="0.9825">
                <text:p>0.9825</text:p>
              </table:table-cell>
              <table:table-cell office:value-type="float" office:value="0.0576742403209209">
                <text:p>0.0576742403209209</text:p>
              </table:table-cell>
              <table:table-cell office:value-type="float" office:value="0.0998020619153976">
                <text:p>0.0998020619153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